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AMD 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date" office:date-value="2016-04-11" calcext:value-type="date">
            <text:p>2016-04-11</text:p>
          </table:table-cell>
          <table:table-cell office:value-type="float" office:value="2.76" calcext:value-type="float">
            <text:p>2.76</text:p>
          </table:table-cell>
          <table:table-cell table:formula="of:=([.B4]-[.B5])/[.B5]" office:value-type="float" office:value="0.00729927007299254" calcext:value-type="float">
            <text:p>0.0072992701</text:p>
          </table:table-cell>
        </table:table-row>
        <table:table-row table:style-name="ro1">
          <table:table-cell office:value-type="date" office:date-value="2016-04-08" calcext:value-type="date">
            <text:p>2016-04-08</text:p>
          </table:table-cell>
          <table:table-cell office:value-type="float" office:value="2.74" calcext:value-type="float">
            <text:p>2.74</text:p>
          </table:table-cell>
          <table:table-cell table:formula="of:=([.B5]-[.B6])/[.B6]" office:value-type="float" office:value="0.0378787878787879" calcext:value-type="float">
            <text:p>0.0378787879</text:p>
          </table:table-cell>
        </table:table-row>
        <table:table-row table:style-name="ro1">
          <table:table-cell office:value-type="date" office:date-value="2016-04-07" calcext:value-type="date">
            <text:p>2016-04-07</text:p>
          </table:table-cell>
          <table:table-cell office:value-type="float" office:value="2.64" calcext:value-type="float">
            <text:p>2.64</text:p>
          </table:table-cell>
          <table:table-cell table:formula="of:=([.B6]-[.B7])/[.B7]" office:value-type="float" office:value="-0.057142857142857" calcext:value-type="float">
            <text:p>-0.0571428571</text:p>
          </table:table-cell>
        </table:table-row>
        <table:table-row table:style-name="ro1">
          <table:table-cell office:value-type="date" office:date-value="2016-04-06" calcext:value-type="date">
            <text:p>2016-04-06</text:p>
          </table:table-cell>
          <table:table-cell office:value-type="float" office:value="2.8" calcext:value-type="float">
            <text:p>2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1:17:37.179141419</meta:creation-date>
    <dc:date>2016-04-13T21:20:05.295251116</dc:date>
    <meta:editing-duration>PT2M28S</meta:editing-duration>
    <meta:editing-cycles>1</meta:editing-cycles>
    <meta:document-statistic meta:table-count="1" meta:cell-count="13" meta:object-count="0"/>
    <meta:generator>LibreOffice/5.0.4.2$Linux_X86_64 LibreOffice_project/00m0$Build-2</meta:generator>
  </office:meta>
</office:document-meta>
</file>